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4.928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0.956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31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10.8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13.547cm"/>
    </style:style>
    <style:style style:name="co50" style:family="table-column">
      <style:table-column-properties fo:break-before="auto" style:column-width="3.861cm"/>
    </style:style>
    <style:style style:name="co51" style:family="table-column">
      <style:table-column-properties fo:break-before="auto" style:column-width="2.96cm"/>
    </style:style>
    <style:style style:name="co52" style:family="table-column">
      <style:table-column-properties fo:break-before="auto" style:column-width="4.955cm"/>
    </style:style>
    <style:style style:name="co53" style:family="table-column">
      <style:table-column-properties fo:break-before="auto" style:column-width="2.905cm"/>
    </style:style>
    <style:style style:name="co54" style:family="table-column">
      <style:table-column-properties fo:break-before="auto" style:column-width="10.559cm"/>
    </style:style>
    <style:style style:name="co55" style:family="table-column">
      <style:table-column-properties fo:break-before="auto" style:column-width="5.119cm"/>
    </style:style>
    <style:style style:name="co56" style:family="table-column">
      <style:table-column-properties fo:break-before="auto" style:column-width="7.743cm"/>
    </style:style>
    <style:style style:name="co57" style:family="table-column">
      <style:table-column-properties fo:break-before="auto" style:column-width="3.575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267cm"/>
    </style:style>
    <style:style style:name="co62" style:family="table-column">
      <style:table-column-properties fo:break-before="auto" style:column-width="5.001cm"/>
    </style:style>
    <style:style style:name="co63" style:family="table-column">
      <style:table-column-properties fo:break-before="auto" style:column-width="0.554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1.339cm"/>
    </style:style>
    <style:style style:name="co66" style:family="table-column">
      <style:table-column-properties fo:break-before="auto" style:column-width="0.635cm"/>
    </style:style>
    <style:style style:name="co67" style:family="table-column">
      <style:table-column-properties fo:break-before="auto" style:column-width="1.092cm"/>
    </style:style>
    <style:style style:name="co68" style:family="table-column">
      <style:table-column-properties fo:break-before="auto" style:column-width="1.475cm"/>
    </style:style>
    <style:style style:name="co69" style:family="table-column">
      <style:table-column-properties fo:break-before="auto" style:column-width="10.201cm"/>
    </style:style>
    <style:style style:name="co70" style:family="table-column">
      <style:table-column-properties fo:break-before="auto" style:column-width="1.155cm"/>
    </style:style>
    <style:style style:name="co71" style:family="table-column">
      <style:table-column-properties fo:break-before="auto" style:column-width="2.787cm"/>
    </style:style>
    <style:style style:name="co72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1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eaa94c"/>
      <style:text-properties fo:color="#000000"/>
    </style:style>
    <style:style style:name="ce100" style:family="table-cell" style:parent-style-name="Default">
      <style:table-cell-properties fo:background-color="#f7f0a7"/>
    </style:style>
    <style:style style:name="ce101" style:family="table-cell" style:parent-style-name="Default">
      <style:table-cell-properties fo:background-color="#ccffcc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000000"/>
    </style:style>
    <style:style style:name="ce103" style:family="table-cell" style:parent-style-name="Default">
      <style:table-cell-properties fo:background-color="#ffcc99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287738"/>
    </style:style>
    <style:style style:name="ce10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98" office:value-type="string">
            <text:p>// famille dossier</text:p>
          </table:table-cell>
          <table:table-cell table:style-name="ce98" office:value-type="string">
            <text:p>inherit</text:p>
          </table:table-cell>
          <table:table-cell table:style-name="ce98"/>
          <table:table-cell table:style-name="ce98" office:value-type="string">
            <text:p>id</text:p>
          </table:table-cell>
          <table:table-cell table:style-name="ce98" office:value-type="string">
            <text:p>class</text:p>
          </table:table-cell>
          <table:table-cell table:style-name="ce98" office:value-type="string">
            <text:p>name</text:p>
          </table:table-cell>
          <table:table-cell table:style-name="ce98" table:number-columns-repeated="250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ail</text:p>
          </table:table-cell>
          <table:table-cell table:style-name="ce99" office:value-type="float" office:value="15">
            <text:p>15</text:p>
          </table:table-cell>
          <table:table-cell table:style-name="ce99"/>
          <table:table-cell table:style-name="ce99" office:value-type="string">
            <text:p>MAIL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Edit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dmail.gif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</text:p>
          </table:table-cell>
          <table:table-cell table:style-name="ce101"/>
          <table:table-cell table:style-name="ce101" office:value-type="string">
            <text:p>Adresses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ROM</text:p>
          </table:table-cell>
          <table:table-cell table:style-name="ce102" office:value-type="string">
            <text:p>MAIL_FR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9]+10" office:value-type="float" office:value="20">
            <text:p>2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MAIL_DEST</text:p>
          </table:table-cell>
          <table:table-cell table:style-name="ce103" office:value-type="string">
            <text:p>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10]+10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OPYMODE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/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1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ID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id 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f:=[.H12]+10" office:value-type="float" office:value="50">
            <text:p>50</text:p>
          </table:table-cell>
          <table:table-cell table:style-name="ce102" office:value-type="string">
            <text:p>H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3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mail(D,MAIL_RECIP):MAIL_RECIP,MAIL_RECIPID,MAIL_SENDFORMA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ENDFORMAT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Notif.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4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[bool]plain|document complet,link|notification avec lien vers le document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UBJECT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5]+10" office:value-type="float" office:value="80">
            <text:p>8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AVECOPY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16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_CM</text:p>
          </table:table-cell>
          <table:table-cell table:style-name="ce101"/>
          <table:table-cell table:style-name="ce101" office:value-type="string">
            <text:p>Commen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17]+10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M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Commen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longtext</text:p>
          </table:table-cell>
          <table:table-cell table:style-name="ce102" table:formula="of:=[.H18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ORMAT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9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odèle de mail</text:p>
          </table:table-cell>
          <table:table-cell table:style-name="ce99" office:value-type="float" office:value="41">
            <text:p>41</text:p>
          </table:table-cell>
          <table:table-cell table:style-name="ce99"/>
          <table:table-cell table:style-name="ce99" office:value-type="string">
            <text:p>MAILTEMPLAT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Template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RESET</text:p>
          </table:table-cell>
          <table:table-cell table:style-name="ce98" office:value-type="string">
            <text:p>attribute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tmail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</text:p>
          </table:table-cell>
          <table:table-cell table:style-name="ce101"/>
          <table:table-cell table:style-name="ce101" office:value-type="string">
            <text:p>Entêt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TITLE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2]+10" office:value-type="float" office:value="20">
            <text:p>20</text:p>
          </table:table-cell>
          <table:table-cell table:style-name="ce102" office:value-type="string">
            <text:p>O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AMILY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3]+10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):TMAIL_FAMILY,C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WORKFLOW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 cyc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4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,20):TMAIL_WORKFLOW,CT</text:p>
          </table:table-cell>
          <table:table-cell table:style-name="ce102" table:number-columns-repeated="2"/>
          <table:table-cell table:style-name="ce102" office:value-type="string">
            <text:p>elabel=famille cycle pour récupérer le commantaire ou les paramètres de transition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FROM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Emett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5]+10" office:value-type="float" office:value="50">
            <text:p>5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ROMTYPE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6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D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7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FROMTYPE,TMAIL_FAMILY,TMAIL_WORKFLOW,TMAIL_FROM):TMAIL_FROM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DEST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8]+10" office:value-type="float" office:value="80">
            <text:p>8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COPYMOD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-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9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DESTTYP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0]+10" office:value-type="float" office:value="100">
            <text:p>10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RECIP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1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DESTTYPE,TMAIL_FAMILY,TMAIL_WORKFLOW,TMAIL_RECIP):TMAIL_RECIP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UBJECT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2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_CONTENT</text:p>
          </table:table-cell>
          <table:table-cell table:style-name="ce101"/>
          <table:table-cell table:style-name="ce101" office:value-type="string">
            <text:p>Contenu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43]+10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SAVECOPY</text:p>
          </table:table-cell>
          <table:table-cell table:style-name="ce102" office:value-type="string">
            <text:p>TMAIL_FR_CONTENT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4]+10" office:value-type="float" office:value="140">
            <text:p>1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bmenu=no|elabel=enregistrer une copie du message sur le serveur lors de l'envoi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ULINK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Avec lien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5]+10" office:value-type="float" office:value="150">
            <text:p>15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Sans lien,yes|Avec liens</text:p>
          </table:table-cell>
          <table:table-cell table:style-name="ce102" table:number-columns-repeated="2"/>
          <table:table-cell table:style-name="ce102" office:value-type="string">
            <text:p>eformat=bool|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BODY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Corp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htmltext</text:p>
          </table:table-cell>
          <table:table-cell table:style-name="ce102" table:formula="of:=[.H46]+10" office:value-type="float" office:value="160">
            <text:p>160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jsonconf={"addPlugins": ["docattr"]}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ATTACH</text:p>
          </table:table-cell>
          <table:table-cell table:style-name="ce103" table:formula="of:=[.B44]" office:value-type="string" office:string-value="TMAIL_FR_CONTENT">
            <text:p>TMAIL_FR_CONTENT</text:p>
          </table:table-cell>
          <table:table-cell table:style-name="ce103" office:value-type="string">
            <text:p>Attachem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47]+10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ATTACH</text:p>
          </table:table-cell>
          <table:table-cell table:style-name="ce102" table:formula="of:=[.B48]" office:value-type="string" office:string-value="TMAIL_T_ATTACH">
            <text:p>TMAIL_T_ATTACH</text:p>
          </table:table-cell>
          <table:table-cell table:style-name="ce102" office:value-type="string">
            <text:p>Attachemen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8]+10" office:value-type="float" office:value="180">
            <text:p>18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'G,TMAIL_FAMILY,TMAIL_WORKFLOW,TMAIL_ATTACH):TMAIL_ATTACH</text:p>
          </table:table-cell>
          <table:table-cell table:style-name="ce102" table:number-columns-repeated="243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ORMAT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Forma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9]+10" office:value-type="float" office:value="190">
            <text:p>190</text:p>
          </table:table-cell>
          <table:table-cell table:style-name="ce102" office:value-type="string">
            <text:p>H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4" office:value-type="string">
            <text:p>DEFAULT</text:p>
          </table:table-cell>
          <table:table-cell table:style-name="ce104" office:value-type="string">
            <text:p>TMAIL_ULINK</text:p>
          </table:table-cell>
          <table:table-cell table:style-name="ce104" office:value-type="string">
            <text:p>yes</text:p>
          </table:table-cell>
          <table:table-cell table:style-name="ce104" table:number-columns-repeated="253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/>
          <table:table-cell table:style-name="ce99" office:value-type="string">
            <text:p>message envoyé</text:p>
          </table:table-cell>
          <table:table-cell table:style-name="ce99" table:number-columns-repeated="2"/>
          <table:table-cell table:style-name="ce99" office:value-type="string">
            <text:p>SENTMESSAG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SentEmail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sentmessage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SCHA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CVI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IDENT</text:p>
          </table:table-cell>
          <table:table-cell table:style-name="ce101"/>
          <table:table-cell table:style-name="ce101" office:value-type="string">
            <text:p>Identification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FID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ocument référence</text:p>
          </table:table-cell>
          <table:table-cell table:style-name="ce102" table:number-columns-repeated="2"/>
          <table:table-cell table:style-name="ce102" office:value-type="string">
            <text:p>docid("x")</text:p>
          </table:table-cell>
          <table:table-cell table:style-name="ce102" table:formula="of:=[.H66]+10" office:value-type="float" office:value="110">
            <text:p>11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67]+10" office:value-type="float" office:value="120">
            <text:p>1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03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Type</text:p>
          </table:table-cell>
          <table:table-cell table:style-name="ce102" table:number-columns-repeated="2"/>
          <table:table-cell table:style-name="ce102" office:value-type="string">
            <text:p>enum</text:p>
          </table:table-cell>
          <table:table-cell table:style-name="ce102" table:formula="of:=[.H69]+10" office:value-type="float" office:value="510">
            <text:p>510</text:p>
          </table:table-cell>
          <table:table-cell table:style-name="ce102" office:value-type="string">
            <text:p>S</text:p>
          </table:table-cell>
          <table:table-cell table:style-name="ce102" table:number-columns-repeated="3"/>
          <table:table-cell table:style-name="ce102" office:value-type="string">
            <text:p>to|Pour,cc|Copie,bcc|Copie cachée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Destinatair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70]+10" office:value-type="float" office:value="520">
            <text:p>5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UBJECT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02" office:value-type="string">
            <text:p>text</text:p>
          </table:table-cell>
          <table:table-cell table:style-name="ce102" table:formula="of:=[.H71]+10" office:value-type="float" office:value="530">
            <text:p>53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DAT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ate</text:p>
          </table:table-cell>
          <table:table-cell table:style-name="ce102" table:number-columns-repeated="2"/>
          <table:table-cell table:style-name="ce102" office:value-type="string">
            <text:p>timestamp("%d %B %Y %H:%S")</text:p>
          </table:table-cell>
          <table:table-cell table:style-name="ce102" table:formula="of:=[.H72]+10" office:value-type="float" office:value="540">
            <text:p>540</text:p>
          </table:table-cell>
          <table:table-cell table:style-name="ce102" office:value-type="string">
            <text:p>S</text:p>
          </table:table-cell>
          <table:table-cell table:style-name="ce102" table:number-columns-repeated="6"/>
          <table:table-cell table:style-name="ce102" office:value-type="string">
            <text:p>iwidth=64px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IZ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Taille</text:p>
          </table:table-cell>
          <table:table-cell table:style-name="ce102" table:number-columns-repeated="2"/>
          <table:table-cell table:style-name="ce102" office:value-type="string">
            <text:p>int</text:p>
          </table:table-cell>
          <table:table-cell table:style-name="ce102" table:formula="of:=[.H73]+10" office:value-type="float" office:value="550">
            <text:p>55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BODIES</text:p>
          </table:table-cell>
          <table:table-cell table:style-name="ce101"/>
          <table:table-cell table:style-name="ce101" office:value-type="string">
            <text:p>Corps de messages</text:p>
          </table:table-cell>
          <table:table-cell table:style-name="ce101" table:number-columns-repeated="2"/>
          <table:table-cell table:style-name="ce101" office:value-type="string">
            <text:p>frame</text:p>
          </table:table-cell>
          <table:table-cell table:style-name="ce101" table:formula="of:=[.H74]+10" office:value-type="float" office:value="560">
            <text:p>56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TEXT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</text:p>
          </table:table-cell>
          <table:table-cell table:style-name="ce102" table:number-columns-repeated="2"/>
          <table:table-cell table:style-name="ce102" office:value-type="string">
            <text:p>longtext</text:p>
          </table:table-cell>
          <table:table-cell table:style-name="ce102" table:formula="of:=[.H75]+10" office:value-type="float" office:value="570">
            <text:p>57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HTML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 formaté</text:p>
          </table:table-cell>
          <table:table-cell table:style-name="ce102" table:number-columns-repeated="2"/>
          <table:table-cell table:style-name="ce102" office:value-type="string">
            <text:p>ifile</text:p>
          </table:table-cell>
          <table:table-cell table:style-name="ce102" table:formula="of:=[.H76]+10" office:value-type="float" office:value="580">
            <text:p>58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table:formula="of:=[.H77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ATTACH</text:p>
          </table:table-cell>
          <table:table-cell table:style-name="ce102" office:value-type="string">
            <text:p>EMSG_T_ATTACH</text:p>
          </table:table-cell>
          <table:table-cell table:style-name="ce102" office:value-type="string">
            <text:p>Fichier</text:p>
          </table:table-cell>
          <table:table-cell table:style-name="ce102" table:number-columns-repeated="2"/>
          <table:table-cell table:style-name="ce102" office:value-type="string">
            <text:p>file</text:p>
          </table:table-cell>
          <table:table-cell table:style-name="ce102" table:formula="of:=[.H78]+10" office:value-type="float" office:value="600">
            <text:p>6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none</text:p>
          </table:table-cell>
          <table:table-cell table:style-name="ce102" table:number-columns-repeated="240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5" office:value-type="string">
            <text:p>PARAM</text:p>
          </table:table-cell>
          <table:table-cell table:style-name="ce105" office:value-type="string">
            <text:p>EMSG_FR_PARAMETERS</text:p>
          </table:table-cell>
          <table:table-cell table:style-name="ce105"/>
          <table:table-cell table:style-name="ce105" office:value-type="string">
            <text:p>Paramètr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98" office:value-type="string">
            <text:p>PARAM</text:p>
          </table:table-cell>
          <table:table-cell table:style-name="ce98" office:value-type="string">
            <text:p>EMSG_EDITCONTROL</text:p>
          </table:table-cell>
          <table:table-cell table:style-name="ce98" office:value-type="string">
            <text:p>EMSG_FR_PARAMETERS</text:p>
          </table:table-cell>
          <table:table-cell table:style-name="ce98" office:value-type="string">
            <text:p>Force la lecture seu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lockedit|Droit édit verrouillé,freeedit|Droit édit libre</text:p>
          </table:table-cell>
          <table:table-cell table:style-name="ce98" table:number-columns-repeated="2"/>
          <table:table-cell table:style-name="ce98" office:value-type="string">
            <text:p>system=yes|bmenu=no</text:p>
          </table:table-cell>
          <table:table-cell table:style-name="ce98" table:number-columns-repeated="240"/>
          <table:table-cell table:number-columns-repeated="768"/>
        </table:table-row>
        <table:table-row table:style-name="ro3" table:number-rows-repeated="5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table:number-columns-repeated="255"/>
          <table:table-cell table:number-columns-repeated="768"/>
        </table:table-row>
        <table:table-row table:style-name="ro2" table:number-rows-repeated="20">
          <table:table-cell table:style-name="ce98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14:15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12-10T14:51:52</dc:date>
    <meta:editing-cycles>358</meta:editing-cycles>
    <meta:editing-duration>P10DT10H21M22S</meta:editing-duration>
    <dc:creator>Éric Brison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